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28,31,33-34,43</text:p>
      <text:p text:style-name="Standard">Instances: <text:s text:c="3"/>1000</text:p>
      <text:p text:style-name="Standard">Attributes: <text:s text:c="2"/>38</text:p>
      <text:p text:style-name="Standard"><text:s text:c="14"/>Bi_lemma_overlap_count</text:p>
      <text:p text:style-name="Standard"><text:s text:c="14"/>Dist_Sim_Adj</text:p>
      <text:p text:style-name="Standard"><text:s text:c="14"/>Dist_Sim_Noun</text:p>
      <text:p text:style-name="Standard"><text:s text:c="14"/>Dist_Sim_Verb</text:p>
      <text:p text:style-name="Standard"><text:s text:c="14"/>LIWC_Catg_Achievement</text:p>
      <text:p text:style-name="Standard"><text:s text:c="14"/>LIWC_Catg_Affective Processes</text:p>
      <text:p text:style-name="Standard"><text:s text:c="14"/>LIWC_Catg_Biological Processes</text:p>
      <text:p text:style-name="Standard"><text:s text:c="14"/>LIWC_Catg_Causation</text:p>
      <text:p text:style-name="Standard"><text:s text:c="14"/>LIWC_Catg_Certainty</text:p>
      <text:p text:style-name="Standard"><text:s text:c="14"/>LIWC_Catg_Cognitive Processes</text:p>
      <text:p text:style-name="Standard"><text:s text:c="14"/>LIWC_Catg_Discrepancy</text:p>
      <text:p text:style-name="Standard"><text:s text:c="14"/>LIWC_Catg_Family</text:p>
      <text:p text:style-name="Standard"><text:s text:c="14"/>LIWC_Catg_Hear</text:p>
      <text:p text:style-name="Standard"><text:s text:c="14"/>LIWC_Catg_Humans</text:p>
      <text:p text:style-name="Standard"><text:s text:c="14"/>LIWC_Catg_Insight</text:p>
      <text:p text:style-name="Standard"><text:s text:c="14"/>LIWC_Catg_Motion</text:p>
      <text:p text:style-name="Standard"><text:s text:c="14"/>LIWC_Catg_Negative Emotion</text:p>
      <text:p text:style-name="Standard"><text:s text:c="14"/>LIWC_Catg_Perceptual Processes</text:p>
      <text:p text:style-name="Standard"><text:s text:c="14"/>LIWC_Catg_Positive Emotion</text:p>
      <text:p text:style-name="Standard"><text:s text:c="14"/>LIWC_Catg_Relativity</text:p>
      <text:p text:style-name="Standard"><text:s text:c="14"/>LIWC_Catg_Religion</text:p>
      <text:p text:style-name="Standard"><text:s text:c="14"/>LIWC_Catg_See</text:p>
      <text:p text:style-name="Standard"><text:s text:c="14"/>LIWC_Catg_Sexual</text:p>
      <text:p text:style-name="Standard"><text:s text:c="14"/>LIWC_Catg_Social Processes</text:p>
      <text:p text:style-name="Standard"><text:s text:c="14"/>LIWC_Catg_Tentative</text:p>
      <text:p text:style-name="Standard"><text:s text:c="14"/>LIWC_Catg_Time</text:p>
      <text:p text:style-name="Standard"><text:s text:c="14"/>LIWC_Catg_Work</text:p>
      <text:p text:style-name="Standard"><text:s text:c="14"/>MeanSimLabel</text:p>
      <text:p text:style-name="Standard"><text:s text:c="14"/>Tri_lemma_overlap_count</text:p>
      <text:p text:style-name="Standard"><text:s text:c="14"/>Uni_lemma_overlap_count</text:p>
      <text:p text:style-name="Standard"><text:s text:c="14"/>rouge_1_f_score</text:p>
      <text:p text:style-name="Standard"><text:s text:c="14"/>rouge_2_f_score</text:p>
      <text:p text:style-name="Standard"><text:s text:c="14"/>rouge_3_f_score</text:p>
      <text:p text:style-name="Standard"><text:s text:c="14"/>rouge_4_f_score</text:p>
      <text:p text:style-name="Standard"><text:s text:c="14"/>rouge_l_f_score</text:p>
      <text:p text:style-name="Standard"><text:s text:c="14"/>rouge_s*_f_score</text:p>
      <text:p text:style-name="Standard"><text:s text:c="14"/>rouge_su*_f_score</text:p>
      <text:p text:style-name="Standard"><text:s text:c="14"/>rouge_w_1.2_f_score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><text:soft-page-break/></text:p>
      <text:p text:style-name="Standard">MeanSimLabel =</text:p>
      <text:p text:style-name="Standard"/>
      <text:p text:style-name="Standard"><text:s text:c="6"/>2.9159 * Bi_lemma_overlap_count +</text:p>
      <text:p text:style-name="Standard"><text:s text:c="6"/>0.8125 * Dist_Sim_Noun +</text:p>
      <text:p text:style-name="Standard"><text:s text:c="5"/>-0.4317 * LIWC_Catg_Affective Processes +</text:p>
      <text:p text:style-name="Standard"><text:s text:c="5"/>-0.451 <text:s/>* LIWC_Catg_Biological Processes +</text:p>
      <text:p text:style-name="Standard"><text:s text:c="6"/>0.5862 * LIWC_Catg_Causation +</text:p>
      <text:p text:style-name="Standard"><text:s text:c="6"/>0.4851 * LIWC_Catg_Certainty +</text:p>
      <text:p text:style-name="Standard"><text:s text:c="6"/>0.3662 * LIWC_Catg_Cognitive Processes +</text:p>
      <text:p text:style-name="Standard"><text:s text:c="5"/>-0.553 <text:s/>* LIWC_Catg_Humans +</text:p>
      <text:p text:style-name="Standard"><text:s text:c="6"/>0.7733 * LIWC_Catg_Motion +</text:p>
      <text:p text:style-name="Standard"><text:s text:c="6"/>0.5834 * LIWC_Catg_Negative Emotion +</text:p>
      <text:p text:style-name="Standard"><text:s text:c="6"/>1.0811 * LIWC_Catg_Perceptual Processes +</text:p>
      <text:p text:style-name="Standard"><text:s text:c="6"/>0.4177 * LIWC_Catg_Relativity +</text:p>
      <text:p text:style-name="Standard"><text:s text:c="6"/>0.4861 * LIWC_Catg_Religion +</text:p>
      <text:p text:style-name="Standard"><text:s text:c="6"/>0.792 <text:s/>* LIWC_Catg_Sexual +</text:p>
      <text:p text:style-name="Standard"><text:s text:c="5"/>-0.5723 * LIWC_Catg_Social Processes +</text:p>
      <text:p text:style-name="Standard"><text:s text:c="6"/>0.5212 * LIWC_Catg_Work +</text:p>
      <text:p text:style-name="Standard"><text:s text:c="5"/>-1.06 <text:s text:c="2"/>* Tri_lemma_overlap_count +</text:p>
      <text:p text:style-name="Standard"><text:s text:c="6"/>1.5858 * Uni_lemma_overlap_count +</text:p>
      <text:p text:style-name="Standard"><text:s text:c="5"/>-0.6841 * rouge_1_f_score +</text:p>
      <text:p text:style-name="Standard"><text:s text:c="5"/>-5.6303 * rouge_2_f_score +</text:p>
      <text:p text:style-name="Standard"><text:s text:c="6"/>2.8669 * rouge_4_f_score +</text:p>
      <text:p text:style-name="Standard"><text:s text:c="6"/>3.3964 * rouge_l_f_score +</text:p>
      <text:p text:style-name="Standard"><text:s text:c="6"/>2.2417 * rouge_s*_f_score +</text:p>
      <text:p text:style-name="Standard"><text:s text:c="5"/>-1.8505 * rouge_w_1.2_f_score +</text:p>
      <text:p text:style-name="Standard"><text:s text:c="6"/>1.1304</text:p>
      <text:p text:style-name="Standard"/>
      <text:p text:style-name="Standard">Time taken to build model: 0.02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2.29,1.69</text:p>
      <text:p text:style-name="Standard">2,0.5,2.18,1.68</text:p>
      <text:p text:style-name="Standard">3,2.4,1.818,-0.582</text:p>
      <text:p text:style-name="Standard">4,1,1.329,0.329</text:p>
      <text:p text:style-name="Standard">5,0.4,0.968,0.568</text:p>
      <text:p text:style-name="Standard">6,1.167,1.271,0.105</text:p>
      <text:p text:style-name="Standard">7,3,3.979,0.979</text:p>
      <text:p text:style-name="Standard">8,1.167,1.45,0.283</text:p>
      <text:p text:style-name="Standard">9,0.6,2.547,1.947</text:p>
      <text:p text:style-name="Standard">10,1.333,1.382,0.048</text:p>
      <text:p text:style-name="Standard">11,2.667,2.345,-0.322</text:p>
      <text:p text:style-name="Standard">12,0.833,1.687,0.853</text:p>
      <text:p text:style-name="Standard">13,3.6,2.343,-1.257</text:p>
      <text:p text:style-name="Standard">14,0.6,1.738,1.138</text:p>
      <text:p text:style-name="Standard">15,3.4,1.86,-1.54</text:p>
      <text:p text:style-name="Standard">16,3.8,1.459,-2.341</text:p>
      <text:p text:style-name="Standard">17,2,1.637,-0.363</text:p>
      <text:p text:style-name="Standard"><text:soft-page-break/>18,1,1.17,0.17</text:p>
      <text:p text:style-name="Standard">19,0,0.854,0.854</text:p>
      <text:p text:style-name="Standard">20,2,2.649,0.649</text:p>
      <text:p text:style-name="Standard">21,1.2,2.894,1.694</text:p>
      <text:p text:style-name="Standard">22,2.4,2.2,-0.2</text:p>
      <text:p text:style-name="Standard">23,3.333,2,-1.334</text:p>
      <text:p text:style-name="Standard">24,1.333,1.42,0.087</text:p>
      <text:p text:style-name="Standard">25,1.833,1.527,-0.307</text:p>
      <text:p text:style-name="Standard">26,2.4,1.008,-1.392</text:p>
      <text:p text:style-name="Standard">27,1.286,2.972,1.687</text:p>
      <text:p text:style-name="Standard">28,2.6,1.934,-0.666</text:p>
      <text:p text:style-name="Standard">29,1.4,1.569,0.169</text:p>
      <text:p text:style-name="Standard">30,1.8,2.341,0.541</text:p>
      <text:p text:style-name="Standard">31,2.8,2.607,-0.193</text:p>
      <text:p text:style-name="Standard">32,2.2,2.427,0.227</text:p>
      <text:p text:style-name="Standard">33,3,2.221,-0.779</text:p>
      <text:p text:style-name="Standard">34,2,2.213,0.213</text:p>
      <text:p text:style-name="Standard">35,2.5,2.243,-0.257</text:p>
      <text:p text:style-name="Standard">36,1,1.477,0.477</text:p>
      <text:p text:style-name="Standard">37,2.6,1.943,-0.657</text:p>
      <text:p text:style-name="Standard">38,0.8,1.273,0.473</text:p>
      <text:p text:style-name="Standard">39,0.4,0.308,-0.092</text:p>
      <text:p text:style-name="Standard">40,1.75,1.893,0.143</text:p>
      <text:p text:style-name="Standard">41,1.2,1.396,0.196</text:p>
      <text:p text:style-name="Standard">42,1,1.286,0.286</text:p>
      <text:p text:style-name="Standard">43,3.8,3.764,-0.036</text:p>
      <text:p text:style-name="Standard">44,2.4,1.695,-0.705</text:p>
      <text:p text:style-name="Standard">45,3,2.314,-0.686</text:p>
      <text:p text:style-name="Standard">46,3,2.237,-0.763</text:p>
      <text:p text:style-name="Standard">47,2.6,1.699,-0.901</text:p>
      <text:p text:style-name="Standard">48,0.833,2.378,1.544</text:p>
      <text:p text:style-name="Standard">49,3.833,3.843,0.01</text:p>
      <text:p text:style-name="Standard">50,2,1.629,-0.371</text:p>
      <text:p text:style-name="Standard">51,2,1.88,-0.12</text:p>
      <text:p text:style-name="Standard">52,0.286,1.5,1.214</text:p>
      <text:p text:style-name="Standard">53,2.833,2.311,-0.522</text:p>
      <text:p text:style-name="Standard">54,2.8,2.68,-0.12</text:p>
      <text:p text:style-name="Standard">55,3.333,2.504,-0.83</text:p>
      <text:p text:style-name="Standard">56,1,1.492,0.492</text:p>
      <text:p text:style-name="Standard">57,1,1.932,0.932</text:p>
      <text:p text:style-name="Standard">58,3.333,3.487,0.153</text:p>
      <text:p text:style-name="Standard">59,1.333,1.558,0.225</text:p>
      <text:p text:style-name="Standard">60,3.8,2.804,-0.996</text:p>
      <text:p text:style-name="Standard">61,3.4,1.754,-1.646</text:p>
      <text:p text:style-name="Standard">62,2,1.647,-0.353</text:p>
      <text:p text:style-name="Standard">63,2.2,1.482,-0.718</text:p>
      <text:p text:style-name="Standard">64,1,1.556,0.556</text:p>
      <text:p text:style-name="Standard">65,2.2,1.781,-0.419</text:p>
      <text:p text:style-name="Standard">66,1.333,1.775,0.442</text:p>
      <text:p text:style-name="Standard">67,2.8,2.595,-0.205</text:p>
      <text:p text:style-name="Standard">68,2.333,2.814,0.481</text:p>
      <text:p text:style-name="Standard"><text:soft-page-break/>69,2.667,2.643,-0.024</text:p>
      <text:p text:style-name="Standard">70,1,1.907,0.907</text:p>
      <text:p text:style-name="Standard">71,4.4,2.89,-1.51</text:p>
      <text:p text:style-name="Standard">72,3.2,1.074,-2.126</text:p>
      <text:p text:style-name="Standard">73,2.8,1.693,-1.107</text:p>
      <text:p text:style-name="Standard">74,3.8,1.926,-1.874</text:p>
      <text:p text:style-name="Standard">75,2.5,1.372,-1.128</text:p>
      <text:p text:style-name="Standard">76,1.4,2.145,0.745</text:p>
      <text:p text:style-name="Standard">77,1.667,2.336,0.669</text:p>
      <text:p text:style-name="Standard">78,2.6,2.471,-0.129</text:p>
      <text:p text:style-name="Standard">79,2.333,2.263,-0.071</text:p>
      <text:p text:style-name="Standard">80,0.5,1.347,0.847</text:p>
      <text:p text:style-name="Standard">81,0.333,1.615,1.282</text:p>
      <text:p text:style-name="Standard">82,2,1.285,-0.715</text:p>
      <text:p text:style-name="Standard">83,0.8,1.249,0.449</text:p>
      <text:p text:style-name="Standard">84,3.2,1.448,-1.752</text:p>
      <text:p text:style-name="Standard">85,2,2.206,0.206</text:p>
      <text:p text:style-name="Standard">86,0.2,2.169,1.969</text:p>
      <text:p text:style-name="Standard">87,3.25,3.341,0.091</text:p>
      <text:p text:style-name="Standard">88,3.8,2.5,-1.3</text:p>
      <text:p text:style-name="Standard">89,2.8,1.691,-1.109</text:p>
      <text:p text:style-name="Standard">90,2.4,2.384,-0.016</text:p>
      <text:p text:style-name="Standard">91,3,2.148,-0.852</text:p>
      <text:p text:style-name="Standard">92,2.2,1.465,-0.735</text:p>
      <text:p text:style-name="Standard">93,2.2,1.632,-0.568</text:p>
      <text:p text:style-name="Standard">94,1,2.3,1.3</text:p>
      <text:p text:style-name="Standard">95,3.25,2.859,-0.391</text:p>
      <text:p text:style-name="Standard">96,3.2,2.146,-1.054</text:p>
      <text:p text:style-name="Standard">97,3,2.186,-0.814</text:p>
      <text:p text:style-name="Standard">98,1.167,2.601,1.434</text:p>
      <text:p text:style-name="Standard">99,1.2,2.416,1.216</text:p>
      <text:p text:style-name="Standard">100,4.4,2.666,-1.734</text:p>
      <text:p text:style-name="Standard">1,1.4,2.018,0.618</text:p>
      <text:p text:style-name="Standard">2,2,1.973,-0.027</text:p>
      <text:p text:style-name="Standard">3,0.8,1.23,0.43</text:p>
      <text:p text:style-name="Standard">4,0.4,1.837,1.437</text:p>
      <text:p text:style-name="Standard">5,2.25,1.179,-1.071</text:p>
      <text:p text:style-name="Standard">6,2.667,2.198,-0.469</text:p>
      <text:p text:style-name="Standard">7,1.167,1.538,0.371</text:p>
      <text:p text:style-name="Standard">8,1.667,1.429,-0.238</text:p>
      <text:p text:style-name="Standard">9,2.667,2.513,-0.154</text:p>
      <text:p text:style-name="Standard">10,1.75,0.978,-0.772</text:p>
      <text:p text:style-name="Standard">11,4,0.892,-3.108</text:p>
      <text:p text:style-name="Standard">12,4.167,2.881,-1.285</text:p>
      <text:p text:style-name="Standard">13,1.833,1.528,-0.306</text:p>
      <text:p text:style-name="Standard">14,0.8,1.832,1.032</text:p>
      <text:p text:style-name="Standard">15,1.2,1.813,0.613</text:p>
      <text:p text:style-name="Standard">16,1.6,2.031,0.431</text:p>
      <text:p text:style-name="Standard">17,2.75,2.176,-0.574</text:p>
      <text:p text:style-name="Standard">18,3.5,2.097,-1.403</text:p>
      <text:p text:style-name="Standard">19,4.833,2.446,-2.387</text:p>
      <text:p text:style-name="Standard"><text:soft-page-break/>20,1.833,1.558,-0.276</text:p>
      <text:p text:style-name="Standard">21,1.833,1.691,-0.142</text:p>
      <text:p text:style-name="Standard">22,1.6,2.181,0.581</text:p>
      <text:p text:style-name="Standard">23,0.6,0.881,0.281</text:p>
      <text:p text:style-name="Standard">24,1.833,1.566,-0.268</text:p>
      <text:p text:style-name="Standard">25,0.4,1.342,0.942</text:p>
      <text:p text:style-name="Standard">26,1.667,2.069,0.403</text:p>
      <text:p text:style-name="Standard">27,4,2.819,-1.181</text:p>
      <text:p text:style-name="Standard">28,1,2.101,1.101</text:p>
      <text:p text:style-name="Standard">29,1.4,1.741,0.341</text:p>
      <text:p text:style-name="Standard">30,0.667,1.262,0.595</text:p>
      <text:p text:style-name="Standard">31,2.2,1.122,-1.078</text:p>
      <text:p text:style-name="Standard">32,2.6,2.487,-0.113</text:p>
      <text:p text:style-name="Standard">33,3.2,0.768,-2.432</text:p>
      <text:p text:style-name="Standard">34,0,0.822,0.822</text:p>
      <text:p text:style-name="Standard">35,4,3.005,-0.995</text:p>
      <text:p text:style-name="Standard">36,3,1.72,-1.28</text:p>
      <text:p text:style-name="Standard">37,2.6,1.644,-0.956</text:p>
      <text:p text:style-name="Standard">38,2.6,1.626,-0.974</text:p>
      <text:p text:style-name="Standard">39,0.75,1.232,0.482</text:p>
      <text:p text:style-name="Standard">40,0,0.99,0.99</text:p>
      <text:p text:style-name="Standard">41,2,1.778,-0.222</text:p>
      <text:p text:style-name="Standard">42,3.167,1.65,-1.517</text:p>
      <text:p text:style-name="Standard">43,1.4,1.952,0.552</text:p>
      <text:p text:style-name="Standard">44,3.6,3.157,-0.443</text:p>
      <text:p text:style-name="Standard">45,2.5,1.758,-0.742</text:p>
      <text:p text:style-name="Standard">46,1.167,2.091,0.924</text:p>
      <text:p text:style-name="Standard">47,0.6,1.596,0.996</text:p>
      <text:p text:style-name="Standard">48,0.75,1.506,0.756</text:p>
      <text:p text:style-name="Standard">49,1.6,1.906,0.306</text:p>
      <text:p text:style-name="Standard">50,1.6,2.012,0.412</text:p>
      <text:p text:style-name="Standard">51,3,3.167,0.167</text:p>
      <text:p text:style-name="Standard">52,0.25,1.896,1.646</text:p>
      <text:p text:style-name="Standard">53,1.167,1.974,0.807</text:p>
      <text:p text:style-name="Standard">54,1.75,1.526,-0.224</text:p>
      <text:p text:style-name="Standard">55,2,1.41,-0.59</text:p>
      <text:p text:style-name="Standard">56,1.8,2.525,0.725</text:p>
      <text:p text:style-name="Standard">57,1.667,1.901,0.234</text:p>
      <text:p text:style-name="Standard">58,2.25,2.377,0.127</text:p>
      <text:p text:style-name="Standard">59,1.6,1.521,-0.079</text:p>
      <text:p text:style-name="Standard">60,1.2,1.026,-0.174</text:p>
      <text:p text:style-name="Standard">61,1.333,1.864,0.531</text:p>
      <text:p text:style-name="Standard">62,3,1.102,-1.898</text:p>
      <text:p text:style-name="Standard">63,0.4,1.375,0.975</text:p>
      <text:p text:style-name="Standard">64,1.6,2.487,0.887</text:p>
      <text:p text:style-name="Standard">65,0.833,1.621,0.788</text:p>
      <text:p text:style-name="Standard">66,3.167,3.522,0.356</text:p>
      <text:p text:style-name="Standard">67,2.6,1.846,-0.754</text:p>
      <text:p text:style-name="Standard">68,1.4,2.241,0.841</text:p>
      <text:p text:style-name="Standard">69,0.833,1.264,0.431</text:p>
      <text:p text:style-name="Standard">70,2,1.542,-0.458</text:p>
      <text:p text:style-name="Standard"><text:soft-page-break/>71,1.2,1.753,0.553</text:p>
      <text:p text:style-name="Standard">72,2,1.55,-0.45</text:p>
      <text:p text:style-name="Standard">73,2.25,1.557,-0.693</text:p>
      <text:p text:style-name="Standard">74,2.2,2.486,0.286</text:p>
      <text:p text:style-name="Standard">75,2.8,2.488,-0.312</text:p>
      <text:p text:style-name="Standard">76,1.4,2.05,0.65</text:p>
      <text:p text:style-name="Standard">77,0.8,2.568,1.768</text:p>
      <text:p text:style-name="Standard">78,0.333,0.785,0.452</text:p>
      <text:p text:style-name="Standard">79,3.4,2.3,-1.1</text:p>
      <text:p text:style-name="Standard">80,1,2.425,1.425</text:p>
      <text:p text:style-name="Standard">81,4.2,2.769,-1.431</text:p>
      <text:p text:style-name="Standard">82,2.2,1.232,-0.968</text:p>
      <text:p text:style-name="Standard">83,1,1.767,0.767</text:p>
      <text:p text:style-name="Standard">84,0.2,1.379,1.179</text:p>
      <text:p text:style-name="Standard">85,3.2,2.892,-0.308</text:p>
      <text:p text:style-name="Standard">86,1.8,1.566,-0.234</text:p>
      <text:p text:style-name="Standard">87,1.2,1.653,0.453</text:p>
      <text:p text:style-name="Standard">88,3.25,1.347,-1.903</text:p>
      <text:p text:style-name="Standard">89,2.4,1.397,-1.003</text:p>
      <text:p text:style-name="Standard">90,1,1.882,0.882</text:p>
      <text:p text:style-name="Standard">91,2.333,2.364,0.031</text:p>
      <text:p text:style-name="Standard">92,4.833,2.895,-1.939</text:p>
      <text:p text:style-name="Standard">93,0.333,1.259,0.926</text:p>
      <text:p text:style-name="Standard">94,4.167,1.845,-2.322</text:p>
      <text:p text:style-name="Standard">95,1,0.857,-0.143</text:p>
      <text:p text:style-name="Standard">96,0.167,1.393,1.227</text:p>
      <text:p text:style-name="Standard">97,4.6,2.016,-2.584</text:p>
      <text:p text:style-name="Standard">98,1,2.163,1.163</text:p>
      <text:p text:style-name="Standard">99,2,1.264,-0.736</text:p>
      <text:p text:style-name="Standard">100,0.2,1.543,1.343</text:p>
      <text:p text:style-name="Standard">1,1.5,1.819,0.319</text:p>
      <text:p text:style-name="Standard">2,2.667,1.855,-0.812</text:p>
      <text:p text:style-name="Standard">3,1.4,2.174,0.774</text:p>
      <text:p text:style-name="Standard">4,2.6,1.371,-1.229</text:p>
      <text:p text:style-name="Standard">5,2,1.589,-0.411</text:p>
      <text:p text:style-name="Standard">6,3.8,1.638,-2.162</text:p>
      <text:p text:style-name="Standard">7,2.143,2.765,0.622</text:p>
      <text:p text:style-name="Standard">8,2.2,2.429,0.229</text:p>
      <text:p text:style-name="Standard">9,1.8,1.409,-0.391</text:p>
      <text:p text:style-name="Standard">10,4.6,3.277,-1.323</text:p>
      <text:p text:style-name="Standard">11,1.333,2.043,0.709</text:p>
      <text:p text:style-name="Standard">12,1.167,1.299,0.133</text:p>
      <text:p text:style-name="Standard">13,2.8,1.826,-0.974</text:p>
      <text:p text:style-name="Standard">14,2.6,2.382,-0.218</text:p>
      <text:p text:style-name="Standard">15,0.4,2.06,1.66</text:p>
      <text:p text:style-name="Standard">16,0.2,1.315,1.115</text:p>
      <text:p text:style-name="Standard">17,3,3.15,0.15</text:p>
      <text:p text:style-name="Standard">18,3.286,2.519,-0.767</text:p>
      <text:p text:style-name="Standard">19,1,1.337,0.337</text:p>
      <text:p text:style-name="Standard">20,2.167,1.979,-0.188</text:p>
      <text:p text:style-name="Standard">21,1,2.132,1.132</text:p>
      <text:p text:style-name="Standard"><text:soft-page-break/>22,2.167,1.833,-0.333</text:p>
      <text:p text:style-name="Standard">23,3.333,2.806,-0.527</text:p>
      <text:p text:style-name="Standard">24,4,3.006,-0.994</text:p>
      <text:p text:style-name="Standard">25,1.167,2.44,1.273</text:p>
      <text:p text:style-name="Standard">26,2.4,2.345,-0.055</text:p>
      <text:p text:style-name="Standard">27,0.2,0.857,0.657</text:p>
      <text:p text:style-name="Standard">28,5,2.149,-2.851</text:p>
      <text:p text:style-name="Standard">29,1,2.219,1.219</text:p>
      <text:p text:style-name="Standard">30,2.8,1.92,-0.88</text:p>
      <text:p text:style-name="Standard">31,0.4,1.103,0.703</text:p>
      <text:p text:style-name="Standard">32,2,2.104,0.104</text:p>
      <text:p text:style-name="Standard">33,2.6,1.843,-0.757</text:p>
      <text:p text:style-name="Standard">34,3.2,2.245,-0.955</text:p>
      <text:p text:style-name="Standard">35,4.333,1.691,-2.642</text:p>
      <text:p text:style-name="Standard">36,0.8,1.326,0.526</text:p>
      <text:p text:style-name="Standard">37,2,1.573,-0.427</text:p>
      <text:p text:style-name="Standard">38,2.2,1.674,-0.526</text:p>
      <text:p text:style-name="Standard">39,2.2,1.686,-0.514</text:p>
      <text:p text:style-name="Standard">40,0.2,1.497,1.297</text:p>
      <text:p text:style-name="Standard">41,1.143,2.242,1.099</text:p>
      <text:p text:style-name="Standard">42,0.8,0.931,0.131</text:p>
      <text:p text:style-name="Standard">43,1.4,1.498,0.098</text:p>
      <text:p text:style-name="Standard">44,0.833,1.783,0.95</text:p>
      <text:p text:style-name="Standard">45,2,2.313,0.313</text:p>
      <text:p text:style-name="Standard">46,0.2,1.765,1.565</text:p>
      <text:p text:style-name="Standard">47,3,2.719,-0.281</text:p>
      <text:p text:style-name="Standard">48,3,1.858,-1.142</text:p>
      <text:p text:style-name="Standard">49,1.167,1.184,0.018</text:p>
      <text:p text:style-name="Standard">50,2.167,2.335,0.169</text:p>
      <text:p text:style-name="Standard">51,2.667,2.872,0.205</text:p>
      <text:p text:style-name="Standard">52,0,1.331,1.331</text:p>
      <text:p text:style-name="Standard">53,1.833,2.351,0.517</text:p>
      <text:p text:style-name="Standard">54,1.667,2.56,0.893</text:p>
      <text:p text:style-name="Standard">55,4.4,1.832,-2.568</text:p>
      <text:p text:style-name="Standard">56,1.833,1.77,-0.064</text:p>
      <text:p text:style-name="Standard">57,1.167,1.892,0.726</text:p>
      <text:p text:style-name="Standard">58,1,2.687,1.687</text:p>
      <text:p text:style-name="Standard">59,1,1.931,0.931</text:p>
      <text:p text:style-name="Standard">60,1.167,1.747,0.58</text:p>
      <text:p text:style-name="Standard">61,1.4,2.168,0.768</text:p>
      <text:p text:style-name="Standard">62,1,2.061,1.061</text:p>
      <text:p text:style-name="Standard">63,0.333,0.851,0.518</text:p>
      <text:p text:style-name="Standard">64,3,2.865,-0.135</text:p>
      <text:p text:style-name="Standard">65,2.833,2.525,-0.309</text:p>
      <text:p text:style-name="Standard">66,3.167,1.786,-1.381</text:p>
      <text:p text:style-name="Standard">67,2.2,2.861,0.661</text:p>
      <text:p text:style-name="Standard">68,2.167,1.4,-0.767</text:p>
      <text:p text:style-name="Standard">69,2.75,2.865,0.115</text:p>
      <text:p text:style-name="Standard">70,1.2,1.342,0.142</text:p>
      <text:p text:style-name="Standard">71,0.6,0.962,0.362</text:p>
      <text:p text:style-name="Standard">72,4.667,2.408,-2.259</text:p>
      <text:p text:style-name="Standard"><text:soft-page-break/>73,2.4,1.46,-0.94</text:p>
      <text:p text:style-name="Standard">74,1.2,1.638,0.438</text:p>
      <text:p text:style-name="Standard">75,0.5,1.061,0.561</text:p>
      <text:p text:style-name="Standard">76,2.5,1.819,-0.681</text:p>
      <text:p text:style-name="Standard">77,1.4,1.63,0.23</text:p>
      <text:p text:style-name="Standard">78,3.8,2.387,-1.413</text:p>
      <text:p text:style-name="Standard">79,4.4,2.778,-1.622</text:p>
      <text:p text:style-name="Standard">80,4.833,2.071,-2.763</text:p>
      <text:p text:style-name="Standard">81,1,1.789,0.789</text:p>
      <text:p text:style-name="Standard">82,4.167,2.369,-1.797</text:p>
      <text:p text:style-name="Standard">83,1.5,2.217,0.717</text:p>
      <text:p text:style-name="Standard">84,1,1.832,0.832</text:p>
      <text:p text:style-name="Standard">85,4.5,2.258,-2.242</text:p>
      <text:p text:style-name="Standard">86,3.2,2.41,-0.79</text:p>
      <text:p text:style-name="Standard">87,3.667,1.875,-1.792</text:p>
      <text:p text:style-name="Standard">88,0,1.453,1.453</text:p>
      <text:p text:style-name="Standard">89,2.6,2.519,-0.081</text:p>
      <text:p text:style-name="Standard">90,0.667,1.617,0.95</text:p>
      <text:p text:style-name="Standard">91,2.2,1.713,-0.487</text:p>
      <text:p text:style-name="Standard">92,2.2,1.751,-0.449</text:p>
      <text:p text:style-name="Standard">93,1.2,1.517,0.317</text:p>
      <text:p text:style-name="Standard">94,1,1.792,0.792</text:p>
      <text:p text:style-name="Standard">95,2.8,2.216,-0.584</text:p>
      <text:p text:style-name="Standard">96,1,1.483,0.483</text:p>
      <text:p text:style-name="Standard">97,0,1.554,1.554</text:p>
      <text:p text:style-name="Standard">98,3.667,2.379,-1.288</text:p>
      <text:p text:style-name="Standard">99,0,1.515,1.515</text:p>
      <text:p text:style-name="Standard">100,0.333,2.136,1.803</text:p>
      <text:p text:style-name="Standard">1,2.5,3.384,0.884</text:p>
      <text:p text:style-name="Standard">2,1.333,1.695,0.362</text:p>
      <text:p text:style-name="Standard">3,4.167,1.708,-2.459</text:p>
      <text:p text:style-name="Standard">4,1.4,1.649,0.249</text:p>
      <text:p text:style-name="Standard">5,1.833,2.689,0.855</text:p>
      <text:p text:style-name="Standard">6,0.8,1.433,0.633</text:p>
      <text:p text:style-name="Standard">7,3,2.074,-0.926</text:p>
      <text:p text:style-name="Standard">8,4.2,1.8,-2.4</text:p>
      <text:p text:style-name="Standard">9,1.8,1.9,0.1</text:p>
      <text:p text:style-name="Standard">10,2,2.715,0.715</text:p>
      <text:p text:style-name="Standard">11,1.167,1.325,0.159</text:p>
      <text:p text:style-name="Standard">12,3,2.232,-0.768</text:p>
      <text:p text:style-name="Standard">13,3.5,2.885,-0.615</text:p>
      <text:p text:style-name="Standard">14,0,1.59,1.59</text:p>
      <text:p text:style-name="Standard">15,1.6,2.21,0.61</text:p>
      <text:p text:style-name="Standard">16,3,2.775,-0.225</text:p>
      <text:p text:style-name="Standard">17,0.333,2.734,2.401</text:p>
      <text:p text:style-name="Standard">18,2.167,2.182,0.015</text:p>
      <text:p text:style-name="Standard">19,2,2.358,0.358</text:p>
      <text:p text:style-name="Standard">20,3.167,1.232,-1.935</text:p>
      <text:p text:style-name="Standard">21,1.4,1.718,0.318</text:p>
      <text:p text:style-name="Standard">22,2,1.882,-0.118</text:p>
      <text:p text:style-name="Standard">23,1.833,2.559,0.726</text:p>
      <text:p text:style-name="Standard"><text:soft-page-break/>24,2,1.764,-0.236</text:p>
      <text:p text:style-name="Standard">25,1.75,2.085,0.335</text:p>
      <text:p text:style-name="Standard">26,1.5,1.545,0.045</text:p>
      <text:p text:style-name="Standard">27,1.5,2.634,1.134</text:p>
      <text:p text:style-name="Standard">28,0.833,1.528,0.694</text:p>
      <text:p text:style-name="Standard">29,2,1.572,-0.428</text:p>
      <text:p text:style-name="Standard">30,1.333,2.497,1.164</text:p>
      <text:p text:style-name="Standard">31,1,1.628,0.628</text:p>
      <text:p text:style-name="Standard">32,0.667,1.357,0.691</text:p>
      <text:p text:style-name="Standard">33,3.5,2.249,-1.251</text:p>
      <text:p text:style-name="Standard">34,3.167,2.513,-0.654</text:p>
      <text:p text:style-name="Standard">35,3.25,2.481,-0.769</text:p>
      <text:p text:style-name="Standard">36,1.4,3.137,1.737</text:p>
      <text:p text:style-name="Standard">37,3.667,2.51,-1.157</text:p>
      <text:p text:style-name="Standard">38,0.667,1.173,0.507</text:p>
      <text:p text:style-name="Standard">39,2,1.514,-0.486</text:p>
      <text:p text:style-name="Standard">40,0,1.344,1.344</text:p>
      <text:p text:style-name="Standard">41,0,1.124,1.124</text:p>
      <text:p text:style-name="Standard">42,2.6,3.142,0.542</text:p>
      <text:p text:style-name="Standard">43,0,0.691,0.691</text:p>
      <text:p text:style-name="Standard">44,3,4.4,1.4</text:p>
      <text:p text:style-name="Standard">45,3.667,1.835,-1.831</text:p>
      <text:p text:style-name="Standard">46,1.833,2.39,0.556</text:p>
      <text:p text:style-name="Standard">47,2,1.532,-0.468</text:p>
      <text:p text:style-name="Standard">48,1.2,1.601,0.401</text:p>
      <text:p text:style-name="Standard">49,4.8,2.838,-1.962</text:p>
      <text:p text:style-name="Standard">50,2,2.19,0.19</text:p>
      <text:p text:style-name="Standard">51,0.8,1.597,0.797</text:p>
      <text:p text:style-name="Standard">52,2.2,1.998,-0.202</text:p>
      <text:p text:style-name="Standard">53,1,1.971,0.971</text:p>
      <text:p text:style-name="Standard">54,0.167,1.635,1.469</text:p>
      <text:p text:style-name="Standard">55,0.2,0.857,0.657</text:p>
      <text:p text:style-name="Standard">56,2.167,1.442,-0.725</text:p>
      <text:p text:style-name="Standard">57,1.167,1.742,0.575</text:p>
      <text:p text:style-name="Standard">58,1,1.651,0.651</text:p>
      <text:p text:style-name="Standard">59,1,1.217,0.217</text:p>
      <text:p text:style-name="Standard">60,0.667,1.308,0.641</text:p>
      <text:p text:style-name="Standard">61,2.6,2.018,-0.582</text:p>
      <text:p text:style-name="Standard">62,1.6,1.865,0.265</text:p>
      <text:p text:style-name="Standard">63,1,1.574,0.574</text:p>
      <text:p text:style-name="Standard">64,1,1.978,0.978</text:p>
      <text:p text:style-name="Standard">65,0.5,0.687,0.187</text:p>
      <text:p text:style-name="Standard">66,1,2.34,1.34</text:p>
      <text:p text:style-name="Standard">67,3.6,2.073,-1.527</text:p>
      <text:p text:style-name="Standard">68,3,2.872,-0.128</text:p>
      <text:p text:style-name="Standard">69,1.5,1.924,0.424</text:p>
      <text:p text:style-name="Standard">70,0.167,1.253,1.086</text:p>
      <text:p text:style-name="Standard">71,1.4,2.551,1.151</text:p>
      <text:p text:style-name="Standard">72,0.5,2.427,1.927</text:p>
      <text:p text:style-name="Standard">73,1.6,1.815,0.215</text:p>
      <text:p text:style-name="Standard">74,0.333,0.621,0.288</text:p>
      <text:p text:style-name="Standard"><text:soft-page-break/>75,2.667,1.818,-0.849</text:p>
      <text:p text:style-name="Standard">76,2.333,1.778,-0.556</text:p>
      <text:p text:style-name="Standard">77,0.333,1.847,1.513</text:p>
      <text:p text:style-name="Standard">78,3,1.621,-1.379</text:p>
      <text:p text:style-name="Standard">79,4.2,1.712,-2.488</text:p>
      <text:p text:style-name="Standard">80,3.2,3.066,-0.134</text:p>
      <text:p text:style-name="Standard">81,4.4,2.546,-1.854</text:p>
      <text:p text:style-name="Standard">82,2.333,2.344,0.011</text:p>
      <text:p text:style-name="Standard">83,3.6,2.342,-1.258</text:p>
      <text:p text:style-name="Standard">84,2.833,2.108,-0.725</text:p>
      <text:p text:style-name="Standard">85,2.5,2.609,0.109</text:p>
      <text:p text:style-name="Standard">86,1.2,1.776,0.576</text:p>
      <text:p text:style-name="Standard">87,0.2,1.105,0.905</text:p>
      <text:p text:style-name="Standard">88,0.833,1.648,0.815</text:p>
      <text:p text:style-name="Standard">89,1.167,1.334,0.168</text:p>
      <text:p text:style-name="Standard">90,3.333,2.353,-0.981</text:p>
      <text:p text:style-name="Standard">91,3.4,1.838,-1.562</text:p>
      <text:p text:style-name="Standard">92,1.6,2.344,0.744</text:p>
      <text:p text:style-name="Standard">93,2,1.159,-0.841</text:p>
      <text:p text:style-name="Standard">94,2.8,2.833,0.033</text:p>
      <text:p text:style-name="Standard">95,1.8,1.878,0.078</text:p>
      <text:p text:style-name="Standard">96,0,1.48,1.48</text:p>
      <text:p text:style-name="Standard">97,0,1.026,1.026</text:p>
      <text:p text:style-name="Standard">98,1.2,2.626,1.426</text:p>
      <text:p text:style-name="Standard">99,1.667,2.817,1.15</text:p>
      <text:p text:style-name="Standard">100,1.667,1.994,0.327</text:p>
      <text:p text:style-name="Standard">1,0,1.363,1.363</text:p>
      <text:p text:style-name="Standard">2,3,2.334,-0.666</text:p>
      <text:p text:style-name="Standard">3,1.833,1.816,-0.018</text:p>
      <text:p text:style-name="Standard">4,1.667,1.718,0.051</text:p>
      <text:p text:style-name="Standard">5,1.6,2.007,0.407</text:p>
      <text:p text:style-name="Standard">6,0.8,1.44,0.64</text:p>
      <text:p text:style-name="Standard">7,2.8,2.094,-0.706</text:p>
      <text:p text:style-name="Standard">8,2,1.716,-0.284</text:p>
      <text:p text:style-name="Standard">9,1.4,2.008,0.608</text:p>
      <text:p text:style-name="Standard">10,2.833,2.863,0.03</text:p>
      <text:p text:style-name="Standard">11,3.5,3.398,-0.102</text:p>
      <text:p text:style-name="Standard">12,1.833,2.189,0.355</text:p>
      <text:p text:style-name="Standard">13,2.75,2.472,-0.278</text:p>
      <text:p text:style-name="Standard">14,1.4,2.206,0.806</text:p>
      <text:p text:style-name="Standard">15,3.6,2.763,-0.837</text:p>
      <text:p text:style-name="Standard">16,1.25,2.134,0.884</text:p>
      <text:p text:style-name="Standard">17,1.8,2.108,0.308</text:p>
      <text:p text:style-name="Standard">18,3,3.094,0.094</text:p>
      <text:p text:style-name="Standard">19,2.75,2.912,0.162</text:p>
      <text:p text:style-name="Standard">20,2.8,2.14,-0.66</text:p>
      <text:p text:style-name="Standard">21,3.2,2.482,-0.718</text:p>
      <text:p text:style-name="Standard">22,0.6,1.773,1.173</text:p>
      <text:p text:style-name="Standard">23,2.6,1.898,-0.702</text:p>
      <text:p text:style-name="Standard">24,0.75,1.797,1.047</text:p>
      <text:p text:style-name="Standard">25,2.8,2.008,-0.792</text:p>
      <text:p text:style-name="Standard"><text:soft-page-break/>26,1.5,1.565,0.065</text:p>
      <text:p text:style-name="Standard">27,1,2.549,1.549</text:p>
      <text:p text:style-name="Standard">28,1.5,1.69,0.19</text:p>
      <text:p text:style-name="Standard">29,0.6,2.603,2.003</text:p>
      <text:p text:style-name="Standard">30,1,0.762,-0.238</text:p>
      <text:p text:style-name="Standard">31,1,2.386,1.386</text:p>
      <text:p text:style-name="Standard">32,3.2,2.39,-0.81</text:p>
      <text:p text:style-name="Standard">33,0,1.099,1.099</text:p>
      <text:p text:style-name="Standard">34,1.4,1.908,0.508</text:p>
      <text:p text:style-name="Standard">35,3.8,2.687,-1.113</text:p>
      <text:p text:style-name="Standard">36,2.833,2.484,-0.35</text:p>
      <text:p text:style-name="Standard">37,1.2,2.069,0.869</text:p>
      <text:p text:style-name="Standard">38,1.2,2.575,1.375</text:p>
      <text:p text:style-name="Standard">39,2.6,1.1,-1.5</text:p>
      <text:p text:style-name="Standard">40,2.8,2.867,0.067</text:p>
      <text:p text:style-name="Standard">41,2.4,2.003,-0.397</text:p>
      <text:p text:style-name="Standard">42,0.8,1.972,1.172</text:p>
      <text:p text:style-name="Standard">43,0.5,1.063,0.563</text:p>
      <text:p text:style-name="Standard">44,1.5,2.061,0.561</text:p>
      <text:p text:style-name="Standard">45,2.8,2.282,-0.518</text:p>
      <text:p text:style-name="Standard">46,2,1.041,-0.959</text:p>
      <text:p text:style-name="Standard">47,1.667,2.443,0.776</text:p>
      <text:p text:style-name="Standard">48,3.333,3.423,0.09</text:p>
      <text:p text:style-name="Standard">49,0.6,1.714,1.114</text:p>
      <text:p text:style-name="Standard">50,0,2.258,2.258</text:p>
      <text:p text:style-name="Standard">51,4.167,0.983,-3.184</text:p>
      <text:p text:style-name="Standard">52,0,1.601,1.601</text:p>
      <text:p text:style-name="Standard">53,4.5,1.936,-2.564</text:p>
      <text:p text:style-name="Standard">54,0.8,1.952,1.152</text:p>
      <text:p text:style-name="Standard">55,0.8,1.607,0.807</text:p>
      <text:p text:style-name="Standard">56,0.833,2.032,1.199</text:p>
      <text:p text:style-name="Standard">57,2.333,0.954,-1.379</text:p>
      <text:p text:style-name="Standard">58,2,2.255,0.255</text:p>
      <text:p text:style-name="Standard">59,2,2.39,0.39</text:p>
      <text:p text:style-name="Standard">60,3.5,2.794,-0.706</text:p>
      <text:p text:style-name="Standard">61,2,2.668,0.668</text:p>
      <text:p text:style-name="Standard">62,2.8,2.54,-0.26</text:p>
      <text:p text:style-name="Standard">63,2,2.531,0.531</text:p>
      <text:p text:style-name="Standard">64,1.8,1.615,-0.185</text:p>
      <text:p text:style-name="Standard">65,2.333,2.441,0.107</text:p>
      <text:p text:style-name="Standard">66,2,1.681,-0.319</text:p>
      <text:p text:style-name="Standard">67,4.714,3.663,-1.051</text:p>
      <text:p text:style-name="Standard">68,0,1.901,1.901</text:p>
      <text:p text:style-name="Standard">69,3,3.419,0.419</text:p>
      <text:p text:style-name="Standard">70,0.6,1.398,0.798</text:p>
      <text:p text:style-name="Standard">71,0.667,1.887,1.22</text:p>
      <text:p text:style-name="Standard">72,2.5,1.029,-1.471</text:p>
      <text:p text:style-name="Standard">73,2.75,2.425,-0.325</text:p>
      <text:p text:style-name="Standard">74,1.5,2.193,0.693</text:p>
      <text:p text:style-name="Standard">75,1,2.398,1.398</text:p>
      <text:p text:style-name="Standard">76,1,1.74,0.74</text:p>
      <text:p text:style-name="Standard"><text:soft-page-break/>77,2.6,2.603,0.003</text:p>
      <text:p text:style-name="Standard">78,1.25,1.116,-0.134</text:p>
      <text:p text:style-name="Standard">79,1,1.832,0.832</text:p>
      <text:p text:style-name="Standard">80,0.4,1.863,1.463</text:p>
      <text:p text:style-name="Standard">81,2,1.947,-0.053</text:p>
      <text:p text:style-name="Standard">82,4.333,2.093,-2.241</text:p>
      <text:p text:style-name="Standard">83,1.6,1.486,-0.114</text:p>
      <text:p text:style-name="Standard">84,4.2,2.902,-1.298</text:p>
      <text:p text:style-name="Standard">85,0.2,0.937,0.737</text:p>
      <text:p text:style-name="Standard">86,1.6,1.875,0.275</text:p>
      <text:p text:style-name="Standard">87,0.167,1.873,1.707</text:p>
      <text:p text:style-name="Standard">88,0.667,0.556,-0.111</text:p>
      <text:p text:style-name="Standard">89,3.6,2.479,-1.121</text:p>
      <text:p text:style-name="Standard">90,3,2.722,-0.278</text:p>
      <text:p text:style-name="Standard">91,4.6,2.457,-2.143</text:p>
      <text:p text:style-name="Standard">92,2.8,2.093,-0.707</text:p>
      <text:p text:style-name="Standard">93,1.5,2.32,0.82</text:p>
      <text:p text:style-name="Standard">94,3,2.031,-0.969</text:p>
      <text:p text:style-name="Standard">95,2.167,1.847,-0.32</text:p>
      <text:p text:style-name="Standard">96,1,1.565,0.565</text:p>
      <text:p text:style-name="Standard">97,3.8,3.868,0.068</text:p>
      <text:p text:style-name="Standard">98,1.429,0.576,-0.852</text:p>
      <text:p text:style-name="Standard">99,1.8,1.548,-0.252</text:p>
      <text:p text:style-name="Standard">100,4.2,6.018,1.818</text:p>
      <text:p text:style-name="Standard">1,1.75,1.448,-0.302</text:p>
      <text:p text:style-name="Standard">2,2,1.325,-0.675</text:p>
      <text:p text:style-name="Standard">3,1,1.23,0.23</text:p>
      <text:p text:style-name="Standard">4,2,2.196,0.196</text:p>
      <text:p text:style-name="Standard">5,1.8,2.268,0.468</text:p>
      <text:p text:style-name="Standard">6,2.833,2.29,-0.544</text:p>
      <text:p text:style-name="Standard">7,0,1.042,1.042</text:p>
      <text:p text:style-name="Standard">8,1.4,2.146,0.746</text:p>
      <text:p text:style-name="Standard">9,0.6,0.613,0.013</text:p>
      <text:p text:style-name="Standard">10,3.2,2.579,-0.621</text:p>
      <text:p text:style-name="Standard">11,4.333,2.454,-1.879</text:p>
      <text:p text:style-name="Standard">12,4.2,1.946,-2.254</text:p>
      <text:p text:style-name="Standard">13,5,5.331,0.331</text:p>
      <text:p text:style-name="Standard">14,2,1.171,-0.829</text:p>
      <text:p text:style-name="Standard">15,3.167,1.478,-1.688</text:p>
      <text:p text:style-name="Standard">16,2,2.452,0.452</text:p>
      <text:p text:style-name="Standard">17,2.5,2.146,-0.354</text:p>
      <text:p text:style-name="Standard">18,3.2,1.999,-1.201</text:p>
      <text:p text:style-name="Standard">19,2.4,1.632,-0.768</text:p>
      <text:p text:style-name="Standard">20,1.333,0.605,-0.728</text:p>
      <text:p text:style-name="Standard">21,4.6,2.127,-2.473</text:p>
      <text:p text:style-name="Standard">22,3,3.643,0.643</text:p>
      <text:p text:style-name="Standard">23,1.8,2.143,0.343</text:p>
      <text:p text:style-name="Standard">24,1.6,2.767,1.167</text:p>
      <text:p text:style-name="Standard">25,2.4,2.341,-0.059</text:p>
      <text:p text:style-name="Standard">26,4.4,2,-2.4</text:p>
      <text:p text:style-name="Standard">27,3.4,2.106,-1.294</text:p>
      <text:p text:style-name="Standard"><text:soft-page-break/>28,1.4,1.827,0.427</text:p>
      <text:p text:style-name="Standard">29,2.2,2.396,0.196</text:p>
      <text:p text:style-name="Standard">30,1.6,1.427,-0.173</text:p>
      <text:p text:style-name="Standard">31,1.6,2.018,0.418</text:p>
      <text:p text:style-name="Standard">32,1.8,1.545,-0.255</text:p>
      <text:p text:style-name="Standard">33,0.6,1.363,0.763</text:p>
      <text:p text:style-name="Standard">34,1,1.993,0.993</text:p>
      <text:p text:style-name="Standard">35,4,2.106,-1.894</text:p>
      <text:p text:style-name="Standard">36,1.167,1.655,0.489</text:p>
      <text:p text:style-name="Standard">37,2.25,2.698,0.448</text:p>
      <text:p text:style-name="Standard">38,3.4,1.486,-1.914</text:p>
      <text:p text:style-name="Standard">39,1.167,2.164,0.997</text:p>
      <text:p text:style-name="Standard">40,3.75,2.463,-1.287</text:p>
      <text:p text:style-name="Standard">41,4.667,1.591,-3.075</text:p>
      <text:p text:style-name="Standard">42,0,0.924,0.924</text:p>
      <text:p text:style-name="Standard">43,1.4,1.867,0.467</text:p>
      <text:p text:style-name="Standard">44,3.4,2.794,-0.606</text:p>
      <text:p text:style-name="Standard">45,4,2.202,-1.798</text:p>
      <text:p text:style-name="Standard">46,1.5,1.946,0.446</text:p>
      <text:p text:style-name="Standard">47,4.2,1.523,-2.677</text:p>
      <text:p text:style-name="Standard">48,3.167,2.337,-0.83</text:p>
      <text:p text:style-name="Standard">49,2.5,1.93,-0.57</text:p>
      <text:p text:style-name="Standard">50,2,2.564,0.564</text:p>
      <text:p text:style-name="Standard">51,3.2,1.219,-1.981</text:p>
      <text:p text:style-name="Standard">52,2.2,1.823,-0.377</text:p>
      <text:p text:style-name="Standard">53,1.167,1.832,0.665</text:p>
      <text:p text:style-name="Standard">54,2,1.806,-0.194</text:p>
      <text:p text:style-name="Standard">55,1.2,0.652,-0.548</text:p>
      <text:p text:style-name="Standard">56,4.4,2.623,-1.777</text:p>
      <text:p text:style-name="Standard">57,2,1.708,-0.292</text:p>
      <text:p text:style-name="Standard">58,0.75,1.393,0.643</text:p>
      <text:p text:style-name="Standard">59,2.5,2.6,0.1</text:p>
      <text:p text:style-name="Standard">60,2,3.082,1.082</text:p>
      <text:p text:style-name="Standard">61,0.167,1.529,1.362</text:p>
      <text:p text:style-name="Standard">62,1.167,1.577,0.41</text:p>
      <text:p text:style-name="Standard">63,0,2.859,2.859</text:p>
      <text:p text:style-name="Standard">64,4.167,3.692,-0.475</text:p>
      <text:p text:style-name="Standard">65,2.667,1.694,-0.972</text:p>
      <text:p text:style-name="Standard">66,2,1.418,-0.582</text:p>
      <text:p text:style-name="Standard">67,2,2.641,0.641</text:p>
      <text:p text:style-name="Standard">68,1,1.834,0.834</text:p>
      <text:p text:style-name="Standard">69,3.8,2.475,-1.325</text:p>
      <text:p text:style-name="Standard">70,2.2,1.714,-0.486</text:p>
      <text:p text:style-name="Standard">71,3,2.229,-0.771</text:p>
      <text:p text:style-name="Standard">72,4.2,1.897,-2.303</text:p>
      <text:p text:style-name="Standard">73,2.833,2.445,-0.388</text:p>
      <text:p text:style-name="Standard">74,3.833,1.802,-2.031</text:p>
      <text:p text:style-name="Standard">75,1.8,1.517,-0.283</text:p>
      <text:p text:style-name="Standard">76,0.8,0.93,0.13</text:p>
      <text:p text:style-name="Standard">77,1.333,1.78,0.447</text:p>
      <text:p text:style-name="Standard">78,0.5,2.087,1.587</text:p>
      <text:p text:style-name="Standard"><text:soft-page-break/>79,2.833,2.404,-0.43</text:p>
      <text:p text:style-name="Standard">80,2,1.321,-0.679</text:p>
      <text:p text:style-name="Standard">81,2,1.335,-0.665</text:p>
      <text:p text:style-name="Standard">82,3,2.653,-0.347</text:p>
      <text:p text:style-name="Standard">83,4.2,2.976,-1.224</text:p>
      <text:p text:style-name="Standard">84,0,1.216,1.216</text:p>
      <text:p text:style-name="Standard">85,0.167,1.624,1.458</text:p>
      <text:p text:style-name="Standard">86,0.25,1.502,1.252</text:p>
      <text:p text:style-name="Standard">87,1.8,1.521,-0.279</text:p>
      <text:p text:style-name="Standard">88,0.5,1.595,1.095</text:p>
      <text:p text:style-name="Standard">89,2.667,2.459,-0.208</text:p>
      <text:p text:style-name="Standard">90,0.833,1.434,0.601</text:p>
      <text:p text:style-name="Standard">91,3,2.22,-0.78</text:p>
      <text:p text:style-name="Standard">92,1.4,2.06,0.66</text:p>
      <text:p text:style-name="Standard">93,2.333,2.163,-0.17</text:p>
      <text:p text:style-name="Standard">94,1.5,1.951,0.451</text:p>
      <text:p text:style-name="Standard">95,3.667,2.244,-1.423</text:p>
      <text:p text:style-name="Standard">96,0,1.14,1.14</text:p>
      <text:p text:style-name="Standard">97,1.2,1.825,0.625</text:p>
      <text:p text:style-name="Standard">98,3,2.505,-0.495</text:p>
      <text:p text:style-name="Standard">99,4.2,1.847,-2.353</text:p>
      <text:p text:style-name="Standard">100,0.6,2.009,1.409</text:p>
      <text:p text:style-name="Standard">1,4,2.045,-1.955</text:p>
      <text:p text:style-name="Standard">2,2.6,1.987,-0.613</text:p>
      <text:p text:style-name="Standard">3,1.4,1.953,0.553</text:p>
      <text:p text:style-name="Standard">4,1.333,2.46,1.127</text:p>
      <text:p text:style-name="Standard">5,1.8,1.471,-0.329</text:p>
      <text:p text:style-name="Standard">6,2.833,1.467,-1.367</text:p>
      <text:p text:style-name="Standard">7,2.2,2.16,-0.04</text:p>
      <text:p text:style-name="Standard">8,2.5,1.96,-0.54</text:p>
      <text:p text:style-name="Standard">9,0.167,1.145,0.979</text:p>
      <text:p text:style-name="Standard">10,0.167,0.914,0.747</text:p>
      <text:p text:style-name="Standard">11,1.5,1.884,0.384</text:p>
      <text:p text:style-name="Standard">12,1.2,1.851,0.651</text:p>
      <text:p text:style-name="Standard">13,1.667,1.709,0.042</text:p>
      <text:p text:style-name="Standard">14,0.6,2.007,1.407</text:p>
      <text:p text:style-name="Standard">15,1.4,1.451,0.051</text:p>
      <text:p text:style-name="Standard">16,2.2,2.217,0.017</text:p>
      <text:p text:style-name="Standard">17,4,2.975,-1.025</text:p>
      <text:p text:style-name="Standard">18,0.667,1.405,0.739</text:p>
      <text:p text:style-name="Standard">19,1.333,2.447,1.114</text:p>
      <text:p text:style-name="Standard">20,4.167,3.917,-0.249</text:p>
      <text:p text:style-name="Standard">21,0.6,1.538,0.938</text:p>
      <text:p text:style-name="Standard">22,0.667,1.91,1.244</text:p>
      <text:p text:style-name="Standard">23,1.667,1.804,0.137</text:p>
      <text:p text:style-name="Standard">24,3,2.246,-0.754</text:p>
      <text:p text:style-name="Standard">25,0.667,1.033,0.366</text:p>
      <text:p text:style-name="Standard">26,1,1.614,0.614</text:p>
      <text:p text:style-name="Standard">27,1.167,1.832,0.666</text:p>
      <text:p text:style-name="Standard">28,3.333,3.546,0.212</text:p>
      <text:p text:style-name="Standard">29,3.333,3.874,0.54</text:p>
      <text:p text:style-name="Standard"><text:soft-page-break/>30,1,2.582,1.582</text:p>
      <text:p text:style-name="Standard">31,3.167,2.265,-0.902</text:p>
      <text:p text:style-name="Standard">32,1.6,2.116,0.516</text:p>
      <text:p text:style-name="Standard">33,3.25,2.176,-1.074</text:p>
      <text:p text:style-name="Standard">34,2,2.162,0.162</text:p>
      <text:p text:style-name="Standard">35,1.8,2.139,0.339</text:p>
      <text:p text:style-name="Standard">36,1.25,1.546,0.296</text:p>
      <text:p text:style-name="Standard">37,0.667,1.251,0.585</text:p>
      <text:p text:style-name="Standard">38,0.4,2.176,1.776</text:p>
      <text:p text:style-name="Standard">39,1.6,1.644,0.044</text:p>
      <text:p text:style-name="Standard">40,1.2,2.083,0.883</text:p>
      <text:p text:style-name="Standard">41,0.5,1.749,1.249</text:p>
      <text:p text:style-name="Standard">42,2.833,2.602,-0.231</text:p>
      <text:p text:style-name="Standard">43,1.25,2.099,0.849</text:p>
      <text:p text:style-name="Standard">44,0.4,1.789,1.389</text:p>
      <text:p text:style-name="Standard">45,4.6,2.275,-2.325</text:p>
      <text:p text:style-name="Standard">46,3.667,2.684,-0.982</text:p>
      <text:p text:style-name="Standard">47,0.2,1.303,1.103</text:p>
      <text:p text:style-name="Standard">48,4.5,2.474,-2.026</text:p>
      <text:p text:style-name="Standard">49,1.333,1.156,-0.177</text:p>
      <text:p text:style-name="Standard">50,0.4,1.453,1.053</text:p>
      <text:p text:style-name="Standard">51,4.429,1.321,-3.108</text:p>
      <text:p text:style-name="Standard">52,2.667,2.133,-0.534</text:p>
      <text:p text:style-name="Standard">53,1.6,1.92,0.32</text:p>
      <text:p text:style-name="Standard">54,1,1.993,0.993</text:p>
      <text:p text:style-name="Standard">55,1,1.745,0.745</text:p>
      <text:p text:style-name="Standard">56,2.5,2.803,0.303</text:p>
      <text:p text:style-name="Standard">57,0.2,1.3,1.1</text:p>
      <text:p text:style-name="Standard">58,2,2.172,0.172</text:p>
      <text:p text:style-name="Standard">59,1.333,2.306,0.972</text:p>
      <text:p text:style-name="Standard">60,2.5,2.727,0.227</text:p>
      <text:p text:style-name="Standard">61,3.333,2.242,-1.091</text:p>
      <text:p text:style-name="Standard">62,2,1.411,-0.589</text:p>
      <text:p text:style-name="Standard">63,2.6,2.062,-0.538</text:p>
      <text:p text:style-name="Standard">64,2.4,2.421,0.021</text:p>
      <text:p text:style-name="Standard">65,0.4,1.308,0.908</text:p>
      <text:p text:style-name="Standard">66,0.167,1.28,1.113</text:p>
      <text:p text:style-name="Standard">67,1.6,2.701,1.101</text:p>
      <text:p text:style-name="Standard">68,1.714,2.287,0.572</text:p>
      <text:p text:style-name="Standard">69,2.25,2.142,-0.108</text:p>
      <text:p text:style-name="Standard">70,2,1.826,-0.174</text:p>
      <text:p text:style-name="Standard">71,1.25,2.972,1.722</text:p>
      <text:p text:style-name="Standard">72,0,1.059,1.059</text:p>
      <text:p text:style-name="Standard">73,1,1.557,0.557</text:p>
      <text:p text:style-name="Standard">74,1,2.404,1.404</text:p>
      <text:p text:style-name="Standard">75,2.4,3.405,1.005</text:p>
      <text:p text:style-name="Standard">76,1,1.757,0.757</text:p>
      <text:p text:style-name="Standard">77,4.2,2.429,-1.771</text:p>
      <text:p text:style-name="Standard">78,0,1.478,1.478</text:p>
      <text:p text:style-name="Standard">79,2,2.555,0.555</text:p>
      <text:p text:style-name="Standard">80,1.5,1.932,0.432</text:p>
      <text:p text:style-name="Standard"><text:soft-page-break/>81,3,3.441,0.441</text:p>
      <text:p text:style-name="Standard">82,0.6,1.666,1.066</text:p>
      <text:p text:style-name="Standard">83,3.667,1.885,-1.782</text:p>
      <text:p text:style-name="Standard">84,2.8,1.565,-1.235</text:p>
      <text:p text:style-name="Standard">85,1,2.053,1.053</text:p>
      <text:p text:style-name="Standard">86,0.333,1.793,1.459</text:p>
      <text:p text:style-name="Standard">87,4.5,2.872,-1.628</text:p>
      <text:p text:style-name="Standard">88,3,2.726,-0.274</text:p>
      <text:p text:style-name="Standard">89,1.167,2.587,1.421</text:p>
      <text:p text:style-name="Standard">90,1.4,1.471,0.071</text:p>
      <text:p text:style-name="Standard">91,1.2,0.495,-0.705</text:p>
      <text:p text:style-name="Standard">92,0.286,1.977,1.691</text:p>
      <text:p text:style-name="Standard">93,2.4,2.12,-0.28</text:p>
      <text:p text:style-name="Standard">94,2.2,0.702,-1.498</text:p>
      <text:p text:style-name="Standard">95,1.2,2.009,0.809</text:p>
      <text:p text:style-name="Standard">96,0.2,1.175,0.975</text:p>
      <text:p text:style-name="Standard">97,1.6,1.928,0.328</text:p>
      <text:p text:style-name="Standard">98,1.75,2.128,0.378</text:p>
      <text:p text:style-name="Standard">99,0.833,1.5,0.667</text:p>
      <text:p text:style-name="Standard">100,2.25,1.101,-1.149</text:p>
      <text:p text:style-name="Standard">1,1.5,2.331,0.831</text:p>
      <text:p text:style-name="Standard">2,5,2.447,-2.553</text:p>
      <text:p text:style-name="Standard">3,1.833,1.771,-0.062</text:p>
      <text:p text:style-name="Standard">4,3,3.027,0.027</text:p>
      <text:p text:style-name="Standard">5,2.667,3.44,0.773</text:p>
      <text:p text:style-name="Standard">6,1,1.635,0.635</text:p>
      <text:p text:style-name="Standard">7,1.833,2.133,0.3</text:p>
      <text:p text:style-name="Standard">8,2.6,1.964,-0.636</text:p>
      <text:p text:style-name="Standard">9,3,2.622,-0.378</text:p>
      <text:p text:style-name="Standard">10,2.8,2.102,-0.698</text:p>
      <text:p text:style-name="Standard">11,1.75,2.713,0.963</text:p>
      <text:p text:style-name="Standard">12,4.5,5.185,0.685</text:p>
      <text:p text:style-name="Standard">13,3.4,1.931,-1.469</text:p>
      <text:p text:style-name="Standard">14,2.2,2.214,0.014</text:p>
      <text:p text:style-name="Standard">15,4.333,1.734,-2.599</text:p>
      <text:p text:style-name="Standard">16,2.75,0.968,-1.782</text:p>
      <text:p text:style-name="Standard">17,1.8,2.341,0.541</text:p>
      <text:p text:style-name="Standard">18,3,1.578,-1.422</text:p>
      <text:p text:style-name="Standard">19,0.2,1.398,1.198</text:p>
      <text:p text:style-name="Standard">20,3.5,1.823,-1.677</text:p>
      <text:p text:style-name="Standard">21,1.333,2.13,0.797</text:p>
      <text:p text:style-name="Standard">22,2.6,2.022,-0.578</text:p>
      <text:p text:style-name="Standard">23,3,2.472,-0.528</text:p>
      <text:p text:style-name="Standard">24,3.75,1.689,-2.061</text:p>
      <text:p text:style-name="Standard">25,3.6,1.637,-1.963</text:p>
      <text:p text:style-name="Standard">26,4,1.54,-2.46</text:p>
      <text:p text:style-name="Standard">27,1.667,1.973,0.306</text:p>
      <text:p text:style-name="Standard">28,3.333,2.533,-0.8</text:p>
      <text:p text:style-name="Standard">29,3.6,2.075,-1.525</text:p>
      <text:p text:style-name="Standard">30,0.6,1.434,0.834</text:p>
      <text:p text:style-name="Standard">31,2.6,1.589,-1.011</text:p>
      <text:p text:style-name="Standard"><text:soft-page-break/>32,3.167,2.085,-1.081</text:p>
      <text:p text:style-name="Standard">33,3.833,1.428,-2.405</text:p>
      <text:p text:style-name="Standard">34,2.8,1.955,-0.845</text:p>
      <text:p text:style-name="Standard">35,1.2,0.923,-0.277</text:p>
      <text:p text:style-name="Standard">36,0.6,1.531,0.931</text:p>
      <text:p text:style-name="Standard">37,1.4,2.042,0.642</text:p>
      <text:p text:style-name="Standard">38,2.25,1.41,-0.84</text:p>
      <text:p text:style-name="Standard">39,0.333,1.669,1.336</text:p>
      <text:p text:style-name="Standard">40,3.167,2.478,-0.688</text:p>
      <text:p text:style-name="Standard">41,1.667,1.396,-0.271</text:p>
      <text:p text:style-name="Standard">42,2.8,2.73,-0.07</text:p>
      <text:p text:style-name="Standard">43,4.6,4.015,-0.585</text:p>
      <text:p text:style-name="Standard">44,2,2.275,0.275</text:p>
      <text:p text:style-name="Standard">45,1,1.783,0.783</text:p>
      <text:p text:style-name="Standard">46,1,1.799,0.799</text:p>
      <text:p text:style-name="Standard">47,1.75,1.633,-0.117</text:p>
      <text:p text:style-name="Standard">48,1.8,1.727,-0.073</text:p>
      <text:p text:style-name="Standard">49,2.25,0.885,-1.365</text:p>
      <text:p text:style-name="Standard">50,0.4,1.024,0.624</text:p>
      <text:p text:style-name="Standard">51,0.75,1.668,0.918</text:p>
      <text:p text:style-name="Standard">52,2.8,1.843,-0.957</text:p>
      <text:p text:style-name="Standard">53,1.75,0.552,-1.198</text:p>
      <text:p text:style-name="Standard">54,1.167,1.835,0.668</text:p>
      <text:p text:style-name="Standard">55,3.333,2.001,-1.333</text:p>
      <text:p text:style-name="Standard">56,2,2.797,0.797</text:p>
      <text:p text:style-name="Standard">57,2.167,1.358,-0.809</text:p>
      <text:p text:style-name="Standard">58,0,0.886,0.886</text:p>
      <text:p text:style-name="Standard">59,1.167,2.305,1.138</text:p>
      <text:p text:style-name="Standard">60,0.2,1.009,0.809</text:p>
      <text:p text:style-name="Standard">61,3,2.558,-0.442</text:p>
      <text:p text:style-name="Standard">62,2.833,1.729,-1.104</text:p>
      <text:p text:style-name="Standard">63,3.4,3.201,-0.199</text:p>
      <text:p text:style-name="Standard">64,0,0.919,0.919</text:p>
      <text:p text:style-name="Standard">65,0.4,1.18,0.78</text:p>
      <text:p text:style-name="Standard">66,0.8,1.433,0.633</text:p>
      <text:p text:style-name="Standard">67,2.5,2.685,0.185</text:p>
      <text:p text:style-name="Standard">68,2.25,1.966,-0.284</text:p>
      <text:p text:style-name="Standard">69,3.8,2.475,-1.325</text:p>
      <text:p text:style-name="Standard">70,2.6,2.146,-0.454</text:p>
      <text:p text:style-name="Standard">71,1.5,2.302,0.802</text:p>
      <text:p text:style-name="Standard">72,1,1.693,0.693</text:p>
      <text:p text:style-name="Standard">73,3.833,2.349,-1.485</text:p>
      <text:p text:style-name="Standard">74,2.2,2.844,0.644</text:p>
      <text:p text:style-name="Standard">75,1,2.693,1.693</text:p>
      <text:p text:style-name="Standard">76,0.333,1.595,1.262</text:p>
      <text:p text:style-name="Standard">77,3.4,3.484,0.084</text:p>
      <text:p text:style-name="Standard">78,3,1.914,-1.086</text:p>
      <text:p text:style-name="Standard">79,1.4,2.613,1.213</text:p>
      <text:p text:style-name="Standard">80,1.75,0.921,-0.829</text:p>
      <text:p text:style-name="Standard">81,1.75,1.099,-0.651</text:p>
      <text:p text:style-name="Standard">82,0.8,1.911,1.111</text:p>
      <text:p text:style-name="Standard"><text:soft-page-break/>83,2.2,1.22,-0.98</text:p>
      <text:p text:style-name="Standard">84,2,2.145,0.145</text:p>
      <text:p text:style-name="Standard">85,2,2.605,0.605</text:p>
      <text:p text:style-name="Standard">86,2.4,3.058,0.658</text:p>
      <text:p text:style-name="Standard">87,0,1.876,1.876</text:p>
      <text:p text:style-name="Standard">88,2.5,2.008,-0.492</text:p>
      <text:p text:style-name="Standard">89,1.75,1.008,-0.742</text:p>
      <text:p text:style-name="Standard">90,2.8,2.622,-0.178</text:p>
      <text:p text:style-name="Standard">91,0,1.147,1.147</text:p>
      <text:p text:style-name="Standard">92,1.5,2.213,0.713</text:p>
      <text:p text:style-name="Standard">93,1.8,0.732,-1.068</text:p>
      <text:p text:style-name="Standard">94,1,1.578,0.578</text:p>
      <text:p text:style-name="Standard">95,1.667,2.089,0.423</text:p>
      <text:p text:style-name="Standard">96,1,2.759,1.759</text:p>
      <text:p text:style-name="Standard">97,0.2,1.8,1.6</text:p>
      <text:p text:style-name="Standard">98,1.6,2.025,0.425</text:p>
      <text:p text:style-name="Standard">99,1.2,2.478,1.278</text:p>
      <text:p text:style-name="Standard">100,2.8,2.24,-0.56</text:p>
      <text:p text:style-name="Standard">1,3.5,2.073,-1.427</text:p>
      <text:p text:style-name="Standard">2,1.333,1.457,0.123</text:p>
      <text:p text:style-name="Standard">3,2.8,1.335,-1.465</text:p>
      <text:p text:style-name="Standard">4,1.6,2.222,0.622</text:p>
      <text:p text:style-name="Standard">5,1.4,1.705,0.305</text:p>
      <text:p text:style-name="Standard">6,2.6,2.484,-0.116</text:p>
      <text:p text:style-name="Standard">7,0.25,1.69,1.44</text:p>
      <text:p text:style-name="Standard">8,0,1.277,1.277</text:p>
      <text:p text:style-name="Standard">9,1.667,1.84,0.174</text:p>
      <text:p text:style-name="Standard">10,0.333,0.688,0.355</text:p>
      <text:p text:style-name="Standard">11,2,2.624,0.624</text:p>
      <text:p text:style-name="Standard">12,2.75,2.243,-0.507</text:p>
      <text:p text:style-name="Standard">13,2.2,2.089,-0.111</text:p>
      <text:p text:style-name="Standard">14,4.6,2.355,-2.245</text:p>
      <text:p text:style-name="Standard">15,2.167,2.019,-0.147</text:p>
      <text:p text:style-name="Standard">16,1.2,1.453,0.253</text:p>
      <text:p text:style-name="Standard">17,1.6,2.112,0.512</text:p>
      <text:p text:style-name="Standard">18,2.25,1.493,-0.757</text:p>
      <text:p text:style-name="Standard">19,0.8,1.509,0.709</text:p>
      <text:p text:style-name="Standard">20,0,1.99,1.99</text:p>
      <text:p text:style-name="Standard">21,1.2,2.17,0.97</text:p>
      <text:p text:style-name="Standard">22,2.8,2.325,-0.475</text:p>
      <text:p text:style-name="Standard">23,3,2.109,-0.891</text:p>
      <text:p text:style-name="Standard">24,4.8,2.699,-2.101</text:p>
      <text:p text:style-name="Standard">25,1.833,1.527,-0.307</text:p>
      <text:p text:style-name="Standard">26,0.333,1.233,0.9</text:p>
      <text:p text:style-name="Standard">27,1.25,2.007,0.757</text:p>
      <text:p text:style-name="Standard">28,1.6,1.758,0.158</text:p>
      <text:p text:style-name="Standard">29,1.2,2.264,1.064</text:p>
      <text:p text:style-name="Standard">30,3.2,1.695,-1.505</text:p>
      <text:p text:style-name="Standard">31,0.6,1.66,1.06</text:p>
      <text:p text:style-name="Standard">32,2.8,2.08,-0.72</text:p>
      <text:p text:style-name="Standard">33,2.4,1.508,-0.892</text:p>
      <text:p text:style-name="Standard"><text:soft-page-break/>34,1.4,1.38,-0.02</text:p>
      <text:p text:style-name="Standard">35,0.5,1.533,1.033</text:p>
      <text:p text:style-name="Standard">36,3.4,2.033,-1.367</text:p>
      <text:p text:style-name="Standard">37,0.2,0.925,0.725</text:p>
      <text:p text:style-name="Standard">38,2.333,1.228,-1.105</text:p>
      <text:p text:style-name="Standard">39,1.6,1.847,0.247</text:p>
      <text:p text:style-name="Standard">40,2.8,1.595,-1.205</text:p>
      <text:p text:style-name="Standard">41,0.6,1.74,1.14</text:p>
      <text:p text:style-name="Standard">42,0.2,2.091,1.891</text:p>
      <text:p text:style-name="Standard">43,3.333,1.69,-1.643</text:p>
      <text:p text:style-name="Standard">44,1.667,2.763,1.096</text:p>
      <text:p text:style-name="Standard">45,2.8,2.017,-0.783</text:p>
      <text:p text:style-name="Standard">46,3.333,3.831,0.498</text:p>
      <text:p text:style-name="Standard">47,2.4,3,0.6</text:p>
      <text:p text:style-name="Standard">48,0.5,0.926,0.426</text:p>
      <text:p text:style-name="Standard">49,1.4,1.399,-0.001</text:p>
      <text:p text:style-name="Standard">50,1.2,1.941,0.741</text:p>
      <text:p text:style-name="Standard">51,2.4,2.463,0.063</text:p>
      <text:p text:style-name="Standard">52,4,2.388,-1.612</text:p>
      <text:p text:style-name="Standard">53,2.167,1.373,-0.794</text:p>
      <text:p text:style-name="Standard">54,1.5,1.615,0.115</text:p>
      <text:p text:style-name="Standard">55,2,1.657,-0.343</text:p>
      <text:p text:style-name="Standard">56,1.6,2.047,0.447</text:p>
      <text:p text:style-name="Standard">57,2.2,2.201,0.001</text:p>
      <text:p text:style-name="Standard">58,3.75,1.012,-2.738</text:p>
      <text:p text:style-name="Standard">59,0.333,1.054,0.72</text:p>
      <text:p text:style-name="Standard">60,1.667,1.259,-0.408</text:p>
      <text:p text:style-name="Standard">61,1.5,0.951,-0.549</text:p>
      <text:p text:style-name="Standard">62,0,2.088,2.088</text:p>
      <text:p text:style-name="Standard">63,1,1.435,0.435</text:p>
      <text:p text:style-name="Standard">64,2.833,2.306,-0.527</text:p>
      <text:p text:style-name="Standard">65,1.833,1.652,-0.181</text:p>
      <text:p text:style-name="Standard">66,2,2.887,0.887</text:p>
      <text:p text:style-name="Standard">67,1.6,2.046,0.446</text:p>
      <text:p text:style-name="Standard">68,4.2,1.398,-2.802</text:p>
      <text:p text:style-name="Standard">69,2.2,2.035,-0.165</text:p>
      <text:p text:style-name="Standard">70,3.4,3.087,-0.313</text:p>
      <text:p text:style-name="Standard">71,2,2.571,0.571</text:p>
      <text:p text:style-name="Standard">72,3.167,3.569,0.403</text:p>
      <text:p text:style-name="Standard">73,3.833,2.3,-1.533</text:p>
      <text:p text:style-name="Standard">74,0.833,0.274,-0.559</text:p>
      <text:p text:style-name="Standard">75,1.4,1.373,-0.027</text:p>
      <text:p text:style-name="Standard">76,2.2,1.491,-0.709</text:p>
      <text:p text:style-name="Standard">77,1.167,2.24,1.074</text:p>
      <text:p text:style-name="Standard">78,2.5,2.12,-0.38</text:p>
      <text:p text:style-name="Standard">79,0.4,1.635,1.235</text:p>
      <text:p text:style-name="Standard">80,4.333,2.893,-1.441</text:p>
      <text:p text:style-name="Standard">81,1.5,0.656,-0.844</text:p>
      <text:p text:style-name="Standard">82,0.2,1.035,0.835</text:p>
      <text:p text:style-name="Standard">83,0.6,0.821,0.221</text:p>
      <text:p text:style-name="Standard">84,3.833,3.066,-0.768</text:p>
      <text:p text:style-name="Standard"><text:soft-page-break/>85,1.4,1.753,0.353</text:p>
      <text:p text:style-name="Standard">86,0,0.919,0.919</text:p>
      <text:p text:style-name="Standard">87,2.4,2.802,0.402</text:p>
      <text:p text:style-name="Standard">88,1.167,1.369,0.202</text:p>
      <text:p text:style-name="Standard">89,1.143,2.406,1.263</text:p>
      <text:p text:style-name="Standard">90,1.167,1.197,0.03</text:p>
      <text:p text:style-name="Standard">91,1,2.184,1.184</text:p>
      <text:p text:style-name="Standard">92,0.6,1.887,1.287</text:p>
      <text:p text:style-name="Standard">93,0,0.905,0.905</text:p>
      <text:p text:style-name="Standard">94,2.8,2.113,-0.687</text:p>
      <text:p text:style-name="Standard">95,3,1.322,-1.678</text:p>
      <text:p text:style-name="Standard">96,3.8,1.859,-1.941</text:p>
      <text:p text:style-name="Standard">97,1.5,0.923,-0.577</text:p>
      <text:p text:style-name="Standard">98,2,2.2,0.2</text:p>
      <text:p text:style-name="Standard">99,3.333,2.38,-0.953</text:p>
      <text:p text:style-name="Standard">100,1.5,1.918,0.418</text:p>
      <text:p text:style-name="Standard">1,3.833,2.305,-1.529</text:p>
      <text:p text:style-name="Standard">2,1.833,1.764,-0.07</text:p>
      <text:p text:style-name="Standard">3,0.429,1.313,0.885</text:p>
      <text:p text:style-name="Standard">4,2.667,2.992,0.326</text:p>
      <text:p text:style-name="Standard">5,1.2,1.935,0.735</text:p>
      <text:p text:style-name="Standard">6,2,1.865,-0.135</text:p>
      <text:p text:style-name="Standard">7,3.6,2.112,-1.488</text:p>
      <text:p text:style-name="Standard">8,0.6,1.506,0.906</text:p>
      <text:p text:style-name="Standard">9,3.75,2.384,-1.366</text:p>
      <text:p text:style-name="Standard">10,5,2.309,-2.691</text:p>
      <text:p text:style-name="Standard">11,1.8,1.631,-0.169</text:p>
      <text:p text:style-name="Standard">12,4.4,1.115,-3.285</text:p>
      <text:p text:style-name="Standard">13,1.6,2.054,0.454</text:p>
      <text:p text:style-name="Standard">14,2.2,1.936,-0.264</text:p>
      <text:p text:style-name="Standard">15,0.167,1.002,0.835</text:p>
      <text:p text:style-name="Standard">16,1.75,1.882,0.132</text:p>
      <text:p text:style-name="Standard">17,1.6,1.874,0.274</text:p>
      <text:p text:style-name="Standard">18,1.4,2.459,1.059</text:p>
      <text:p text:style-name="Standard">19,3.333,4.093,0.76</text:p>
      <text:p text:style-name="Standard">20,1.6,2.507,0.907</text:p>
      <text:p text:style-name="Standard">21,1.2,0.829,-0.371</text:p>
      <text:p text:style-name="Standard">22,1.8,1.783,-0.017</text:p>
      <text:p text:style-name="Standard">23,1.75,1.918,0.168</text:p>
      <text:p text:style-name="Standard">24,3.2,1.503,-1.697</text:p>
      <text:p text:style-name="Standard">25,0.25,0.796,0.546</text:p>
      <text:p text:style-name="Standard">26,0.167,1.591,1.424</text:p>
      <text:p text:style-name="Standard">27,3.2,1.893,-1.307</text:p>
      <text:p text:style-name="Standard">28,0.667,1.915,1.248</text:p>
      <text:p text:style-name="Standard">29,1.6,2.691,1.091</text:p>
      <text:p text:style-name="Standard">30,1.2,1.475,0.275</text:p>
      <text:p text:style-name="Standard">31,1.25,2.282,1.032</text:p>
      <text:p text:style-name="Standard">32,1.8,2.628,0.828</text:p>
      <text:p text:style-name="Standard">33,1.667,2.596,0.929</text:p>
      <text:p text:style-name="Standard">34,1,2.905,1.905</text:p>
      <text:p text:style-name="Standard">35,1.4,2.174,0.774</text:p>
      <text:p text:style-name="Standard"><text:soft-page-break/>36,1,0.969,-0.031</text:p>
      <text:p text:style-name="Standard">37,3.167,2.644,-0.523</text:p>
      <text:p text:style-name="Standard">38,2.2,3.452,1.252</text:p>
      <text:p text:style-name="Standard">39,0,1.287,1.287</text:p>
      <text:p text:style-name="Standard">40,2.333,2.433,0.1</text:p>
      <text:p text:style-name="Standard">41,3,3.265,0.265</text:p>
      <text:p text:style-name="Standard">42,1,1.355,0.355</text:p>
      <text:p text:style-name="Standard">43,0.4,1.738,1.338</text:p>
      <text:p text:style-name="Standard">44,3.167,2.184,-0.983</text:p>
      <text:p text:style-name="Standard">45,0.6,2.182,1.582</text:p>
      <text:p text:style-name="Standard">46,2.4,1.187,-1.213</text:p>
      <text:p text:style-name="Standard">47,4.5,2.392,-2.108</text:p>
      <text:p text:style-name="Standard">48,1.2,2.387,1.187</text:p>
      <text:p text:style-name="Standard">49,1,1.453,0.453</text:p>
      <text:p text:style-name="Standard">50,2.333,1.376,-0.957</text:p>
      <text:p text:style-name="Standard">51,0.25,1.208,0.958</text:p>
      <text:p text:style-name="Standard">52,2.4,1.736,-0.664</text:p>
      <text:p text:style-name="Standard">53,2.429,1.501,-0.928</text:p>
      <text:p text:style-name="Standard">54,3.2,3.027,-0.173</text:p>
      <text:p text:style-name="Standard">55,2,2.25,0.25</text:p>
      <text:p text:style-name="Standard">56,1.5,1.797,0.297</text:p>
      <text:p text:style-name="Standard">57,1.4,1.915,0.515</text:p>
      <text:p text:style-name="Standard">58,1.667,1.939,0.273</text:p>
      <text:p text:style-name="Standard">59,0.6,1.546,0.946</text:p>
      <text:p text:style-name="Standard">60,3.8,2.866,-0.934</text:p>
      <text:p text:style-name="Standard">61,2.8,2.629,-0.171</text:p>
      <text:p text:style-name="Standard">62,1.167,1.645,0.479</text:p>
      <text:p text:style-name="Standard">63,0.5,1.478,0.978</text:p>
      <text:p text:style-name="Standard">64,3.833,3.229,-0.604</text:p>
      <text:p text:style-name="Standard">65,3.2,1.827,-1.373</text:p>
      <text:p text:style-name="Standard">66,3,2.396,-0.604</text:p>
      <text:p text:style-name="Standard">67,0.6,1.63,1.03</text:p>
      <text:p text:style-name="Standard">68,2,1.964,-0.036</text:p>
      <text:p text:style-name="Standard">69,3,2,-1</text:p>
      <text:p text:style-name="Standard">70,1.75,2.569,0.819</text:p>
      <text:p text:style-name="Standard">71,3.6,2.632,-0.968</text:p>
      <text:p text:style-name="Standard">72,0.4,1.414,1.014</text:p>
      <text:p text:style-name="Standard">73,2,1.749,-0.251</text:p>
      <text:p text:style-name="Standard">74,1.167,1.224,0.057</text:p>
      <text:p text:style-name="Standard">75,4.2,2.343,-1.857</text:p>
      <text:p text:style-name="Standard">76,2.2,1.602,-0.598</text:p>
      <text:p text:style-name="Standard">77,1.2,1.722,0.522</text:p>
      <text:p text:style-name="Standard">78,2,1.923,-0.077</text:p>
      <text:p text:style-name="Standard">79,1.4,2.73,1.33</text:p>
      <text:p text:style-name="Standard">80,1,1.924,0.924</text:p>
      <text:p text:style-name="Standard">81,1.5,2.217,0.717</text:p>
      <text:p text:style-name="Standard">82,1,2.465,1.465</text:p>
      <text:p text:style-name="Standard">83,1.8,1.439,-0.361</text:p>
      <text:p text:style-name="Standard">84,2.2,1.81,-0.39</text:p>
      <text:p text:style-name="Standard">85,0.4,1.147,0.747</text:p>
      <text:p text:style-name="Standard">86,3,2.518,-0.482</text:p>
      <text:p text:style-name="Standard"><text:soft-page-break/>87,0.667,1.179,0.513</text:p>
      <text:p text:style-name="Standard">88,1.2,2.545,1.345</text:p>
      <text:p text:style-name="Standard">89,2.4,1.885,-0.515</text:p>
      <text:p text:style-name="Standard">90,1,1.532,0.532</text:p>
      <text:p text:style-name="Standard">91,1.2,2.634,1.434</text:p>
      <text:p text:style-name="Standard">92,3.167,4.138,0.972</text:p>
      <text:p text:style-name="Standard">93,0.833,2.128,1.294</text:p>
      <text:p text:style-name="Standard">94,3.667,2.805,-0.862</text:p>
      <text:p text:style-name="Standard">95,3.2,1.876,-1.324</text:p>
      <text:p text:style-name="Standard">96,0,1.045,1.045</text:p>
      <text:p text:style-name="Standard">97,0.8,0.819,0.019</text:p>
      <text:p text:style-name="Standard">98,1.8,2.085,0.285</text:p>
      <text:p text:style-name="Standard">99,4.25,1.89,-2.36</text:p>
      <text:p text:style-name="Standard">100,0,1.745,1.745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4957</text:p>
      <text:p text:style-name="Standard">Mean absolute error <text:s text:c="21"/>0.8326</text:p>
      <text:p text:style-name="Standard">Root mean squared error <text:s text:c="17"/>1.0325</text:p>
      <text:p text:style-name="Standard">Relative absolute error <text:s text:c="16"/>84.9165 %</text:p>
      <text:p text:style-name="Standard">Root relative squared error <text:s text:c="12"/>86.9061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6T16:09:10</meta:creation-date>
    <meta:document-statistic meta:table-count="0" meta:image-count="0" meta:object-count="0" meta:page-count="22" meta:paragraph-count="1083" meta:word-count="1228" meta:character-count="21192"/>
    <dc:date>2014-11-26T16:10:01</dc:date>
    <dc:creator>amita misra</dc:creator>
    <meta:editing-duration>PT51S</meta:editing-duration>
    <meta:editing-cycles>1</meta:editing-cycles>
    <meta:generator>OpenOffice/4.1.0$Unix OpenOffice.org_project/410m18$Build-9764</meta:generator>
  </office:meta>
</office:document-meta>
</file>